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463cm" table:align="margins" style:writing-mode="lr-tb"/>
    </style:style>
    <style:style style:name="Tabela1.A" style:family="table-column">
      <style:table-column-properties style:column-width="3.106cm" style:rel-column-width="11654*"/>
    </style:style>
    <style:style style:name="Tabela1.B" style:family="table-column">
      <style:table-column-properties style:column-width="2.715cm" style:rel-column-width="10185*"/>
    </style:style>
    <style:style style:name="Tabela1.C" style:family="table-column">
      <style:table-column-properties style:column-width="2.91cm" style:rel-column-width="10920*"/>
    </style:style>
    <style:style style:name="Tabela1.D" style:family="table-column">
      <style:table-column-properties style:column-width="2.912cm" style:rel-column-width="10927*"/>
    </style:style>
    <style:style style:name="Tabela1.F" style:family="table-column">
      <style:table-column-properties style:column-width="2.912cm" style:rel-column-width="10929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style:vertical-align="middle"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 fo:font-size="10.5pt" style:font-size-asian="10.5pt" style:font-size-complex="10.5pt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1pt" fo:background-color="transparen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20" style:family="paragraph" style:parent-style-name="Standard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style:text-position="0% 100%" fo:font-size="11pt" fo:background-color="transparent" style:font-size-asian="11pt" style:font-size-complex="11pt"/>
    </style:style>
    <style:style style:name="T1" style:family="text">
      <style:text-properties fo:font-variant="normal" fo:text-transform="none" fo:color="#000000" style:text-position="0% 100%" fo:letter-spacing="normal" fo:font-style="normal" fo:font-weight="normal" style:font-weight-asian="normal" style:font-weight-complex="normal"/>
    </style:style>
    <style:style style:name="T2" style:family="text">
      <style:text-properties style:text-position="0% 100%"/>
    </style:style>
    <style:style style:name="T3" style:family="text">
      <style:text-properties style:text-position="0% 100%"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b 58%"/>
    </style:style>
    <style:style style:name="T7" style:family="text">
      <style:text-properties style:text-position="sub 58%" fo:background-color="transparen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row>
          <table:table-cell table:style-name="Tabela1.A1" office:value-type="string">
            <text:p text:style-name="P7">Wydział FiIS</text:p>
          </table:table-cell>
          <table:table-cell table:style-name="Tabela1.B1" table:number-columns-spanned="2" office:value-type="string">
            <text:p text:style-name="P2">1. Mikołaj Gralczyk</text:p>
            <text:p text:style-name="P2">2. Karolina Nowosad</text:p>
          </table:table-cell>
          <table:covered-table-cell/>
          <table:table-cell table:style-name="Tabela1.A1" office:value-type="string">
            <text:p text:style-name="P7">Rok III</text:p>
          </table:table-cell>
          <table:table-cell table:style-name="Tabela1.A1" office:value-type="string">
            <text:p text:style-name="P7">Grupa VII</text:p>
          </table:table-cell>
          <table:table-cell table:style-name="Tabela1.F1" office:value-type="string">
            <text:p text:style-name="P7">Zespół III</text:p>
          </table:table-cell>
        </table:table-row>
        <table:table-row>
          <table:table-cell table:style-name="Tabela1.A2" office:value-type="string">
            <text:p text:style-name="P3">Pracownia Izotopowa WFiIS</text:p>
          </table:table-cell>
          <table:table-cell table:style-name="Tabela1.A2" table:number-columns-spanned="4" office:value-type="string">
            <text:p text:style-name="P5">Temat: <text:s/><text:span text:style-name="T1">Rozcieńczenie izotopowe.</text:span></text:p>
          </table:table-cell>
          <table:covered-table-cell/>
          <table:covered-table-cell/>
          <table:covered-table-cell/>
          <table:table-cell table:style-name="Tabela1.F2" office:value-type="string">
            <text:p text:style-name="P1">Nr ćwiczenia </text:p>
            <text:p text:style-name="P1">6</text:p>
          </table:table-cell>
        </table:table-row>
        <table:table-row>
          <table:table-cell table:style-name="Tabela1.A3" office:value-type="string">
            <text:p text:style-name="P6">Data wykonania</text:p>
            <text:p text:style-name="P4">22.04.2015</text:p>
          </table:table-cell>
          <table:table-cell table:style-name="Tabela1.A3" office:value-type="string">
            <text:p text:style-name="P6">Data oddania</text:p>
            <text:p text:style-name="P4">29.04.2015</text:p>
          </table:table-cell>
          <table:table-cell table:style-name="Tabela1.A3" office:value-type="string">
            <text:p text:style-name="P6">Zwrot do popr.</text:p>
          </table:table-cell>
          <table:table-cell table:style-name="Tabela1.A3" office:value-type="string">
            <text:p text:style-name="P6">Data oddania</text:p>
          </table:table-cell>
          <table:table-cell table:style-name="Tabela1.A3" office:value-type="string">
            <text:p text:style-name="P6">Data zaliczenia</text:p>
          </table:table-cell>
          <table:table-cell table:style-name="Tabela1.F3" office:value-type="string">
            <text:p text:style-name="P6">OCENA</text:p>
          </table:table-cell>
        </table:table-row>
      </table:table>
      <text:p text:style-name="P16"/>
      <text:p text:style-name="P8">0. Cel ćwiczenia</text:p>
      <text:p text:style-name="P9"/>
      <text:p text:style-name="P9">Celem ćwiczenia było oznaczenie ilości jodu w roztworze. </text:p>
      <text:p text:style-name="P9"/>
      <text:p text:style-name="P9"/>
      <text:p text:style-name="P8">1. Wstęp teoretyczny</text:p>
      <text:p text:style-name="P9"/>
      <text:p text:style-name="P9"><text:span text:style-name="T4">Metoda rozcieńczeń izotopowych</text:span> jest <text:span text:style-name="T8">metodą analizy ilościowej. </text:span>Technika ta, zwana techniką chemicznej analizy jakościowej polega na dodawaniu do próbki wskaźnika izotopowego, który ułatwia wydzielenie poszukiwanego składnika w stanie czystym. Pozwala ona na oznaczenie ilości danego składnika, np. pierwiastka w roztworze lub bardziej skomplikowanym układzie, bez jego ilościowego wydzielania. </text:p>
      <text:p text:style-name="P9"/>
      <text:p text:style-name="P9">Warunkiem zastosowania tej techniki jest dostatecznie długi okres połowicznego rozpadu radionuklidu, tak by całkowita aktywność preparatu praktycznie nie ulegała zmianie w czasie oznaczenia.</text:p>
      <text:p text:style-name="P9"/>
      <text:p text:style-name="P9"/>
      <text:p text:style-name="P8">2. Układ pomiarowy</text:p>
      <text:p text:style-name="P9"/>
      <text:p text:style-name="P9">W skład ukłądu pomiarowego wchodzą:</text:p>
      <text:list xml:id="list41481280" text:style-name="L1">
        <text:list-item>
          <text:p text:style-name="P18">Licznik Geigera-Müllera z układem pomiarowym,</text:p>
        </text:list-item>
        <text:list-item>
          <text:p text:style-name="P18">urządzenie do sączenia,</text:p>
        </text:list-item>
      </text:list>
      <text:list xml:id="list41489839" text:style-name="L2">
        <text:list-item>
          <text:p text:style-name="P19">szklane pipety o różnych objętościach,</text:p>
        </text:list-item>
      </text:list>
      <text:list xml:id="list43365564" text:continue-list="list41481280" text:style-name="L1">
        <text:list-item>
          <text:p text:style-name="P18">zlewki, mieszadełka, pędzelek. </text:p>
        </text:list-item>
      </text:list>
      <text:p text:style-name="P9"/>
      <text:p text:style-name="P9">Odczynniki wykorzystane podczas ćwiczenia:</text:p>
      <text:list xml:id="list41495069" text:style-name="L3">
        <text:list-item>
          <text:p text:style-name="P20">Na<text:span text:style-name="T5">131</text:span>I, </text:p>
        </text:list-item>
        <text:list-item>
          <text:p text:style-name="P23">0,05 M KI, </text:p>
        </text:list-item>
        <text:list-item>
          <text:p text:style-name="P23">0,05 M Pb (NO<text:span text:style-name="T6">3</text:span>)<text:span text:style-name="T6">2</text:span>.</text:p>
        </text:list-item>
      </text:list>
      <text:p text:style-name="P9"/>
      <text:p text:style-name="P9"/>
      <text:p text:style-name="P8">3. Metody pomiaru</text:p>
      <text:p text:style-name="P10"/>
      <text:p text:style-name="P9">W pierwszej kolejności sporządzono roztwór aktywny. Do zlewki odmierzono 7 cm<text:span text:style-name="T5">3</text:span><text:span text:style-name="T2"> wody destylowanej (niepewność pipety 0,1 ml), dodano dwie krople Na</text:span><text:span text:style-name="T5">131</text:span><text:span text:style-name="T2">I i lekko przemieszano. Następnie do 5 czystych zlewek odmierzono odpowiednio <text:s/>6, 8, 10, 14 i X cm</text:span><text:span text:style-name="T5">3</text:span><text:span text:style-name="T2"> roztworu XXXXX (niepewność pipety 0,1 ml). Do każdej ze zlewek dodano po 1 cm</text:span><text:span text:style-name="T5">3</text:span><text:span text:style-name="T2"> roztworu aktywnego (niepewność pipety 0,05 l). Kolejno dodano po 2 cm</text:span><text:span text:style-name="T5">3</text:span><text:span text:style-name="T2"> 0,05 M </text:span><text:span text:style-name="T3">Pb (NO</text:span><text:span text:style-name="T7">3</text:span><text:span text:style-name="T3">)</text:span><text:span text:style-name="T7">2</text:span><text:span text:style-name="T3"> (niepewność pipety 0,02 l) <text:s/>jednocześnie energicznie mieszano do momentu zaobserwowania osadu. Zawartość każdej z próbek zaczynając od największej objętości przesączono, osuszono i zmierzono aktywność każdego z osadów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4. Wyniki pomiarów</text:p>
      <text:p text:style-name="P10"/>
      <text:p text:style-name="P10">tabela 1</text:p>
      <text:p text:style-name="P9">Wyniki pomiarów tła, dla płytek poiarowych.</text:p>
      <text:p text:style-name="P9"><draw:frame draw:style-name="fr1" draw:name="Obiekt2" text:anchor-type="paragraph" svg:x="4.819cm" svg:y="0.093cm" svg:width="7.061cm" svg:height="3.124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10">tabela <text:s/>2</text:p>
      <text:p text:style-name="P9">Zestawienie pomiarów liczby zliczeń, liczby zliczeń wraz z uwzględnieniem tła, oraz jej niepewności.</text:p>
      <text:p text:style-name="P9"><draw:frame draw:style-name="fr1" draw:name="Obiekt1" text:anchor-type="paragraph" svg:x="0.681cm" svg:y="0.363cm" svg:width="15.572cm" svg:height="7.615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8">5. Opracowanie wyników</text:p>
      <text:p text:style-name="P9"/>
      <text:p text:style-name="P13"><text:tab/>5.1. Niepewności otrzymanych wyników<text:tab/></text:p>
      <text:p text:style-name="P22"/>
      <text:p text:style-name="P22">Niepewności tła płytek pomiarowych wyliczono za pomocą metody pierwiastkowej. Wyniki zamieszczono w tabeli 1.</text:p>
      <text:p text:style-name="P22"/>
      <text:p text:style-name="P22">Niepewność średniej liczby zliczeń dla każdej z płytek obliczono za pomocą niepewności typu A, zgodnie ze wzorem (1) poniżej. Przy czym N<text:span text:style-name="T6">i</text:span><text:span text:style-name="T2"> oznacza liczbę zliczeń jednego z trzech pomiarów, N</text:span><text:span text:style-name="T6">śr</text:span><text:span text:style-name="T2"> oznacza średnią liczbę zliczeń, oraz n jest liczbą wykonanych pomiarów dla każdej płytki.</text:span></text:p>
      <text:p text:style-name="P22"/>
      <text:p text:style-name="P22"><draw:frame draw:style-name="fr2" draw:name="Obiekt7" text:anchor-type="paragraph" svg:x="0.201cm" svg:y="0cm" svg:width="11.379cm" svg:height="1.316cm" draw:z-index="4"><draw:object xlink:href="./Object 7" xlink:type="simple" xlink:show="embed" xlink:actuate="onLoad"/><draw:image xlink:href="./ObjectReplacements/Object 7" xlink:type="simple" xlink:show="embed" xlink:actuate="onLoad"/></draw:frame><text:span text:style-name="T9"/></text:p>
      <text:p text:style-name="P22"><text:tab/>(1)</text:p>
      <text:p text:style-name="P22"/>
      <text:p text:style-name="P22"/>
      <text:p text:style-name="P22">Niepewność średniej liczby zliczeń z uwzględnieniem tła dla każdej płytki wyliczono korzystając z prawa przenoszenia niepewności, zgodnie ze wzorem (2) poniżej.</text:p>
      <text:p text:style-name="P22"><draw:frame draw:style-name="fr2" draw:name="Obiekt8" text:anchor-type="paragraph" svg:x="0.201cm" svg:y="0.27cm" svg:width="6.126cm" svg:height="0.714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22"><text:tab/>(2)</text:p>
      <text:p text:style-name="P22"/>
      <text:p text:style-name="P22"/>
      <text:p text:style-name="P22">Wyniki zbiorcze zamieszczono w tabeli 2.</text:p>
      <text:p text:style-name="P22"/>
      <text:p text:style-name="P13"><text:soft-page-break/><text:span text:style-name="T9"><text:tab/></text:span>5.2. Krzywa cechowania wraz z równaniem regresji</text:p>
      <text:p text:style-name="P12"/>
      <text:p text:style-name="P9">Do sporządzenia wykresu wykorzystano dane zawarte w tabeli 2. Za V przyjęto objętości roztworu 0,05 KI w każdej z próbek.</text:p>
      <text:p text:style-name="P15"><draw:frame draw:style-name="fr1" draw:name="Obiekt3" text:anchor-type="paragraph" svg:x="2.29cm" svg:y="0.095cm" svg:width="12.883cm" svg:height="7.001cm" draw:z-index="0"><draw:object xlink:href="./Object 3" xlink:type="simple" xlink:show="embed" xlink:actuate="onLoad"/><draw:image xlink:href="./ObjectReplacements/Object 3" xlink:type="simple" xlink:show="embed" xlink:actuate="onLoad"/></draw:frame><text:span text:style-name="T4">wykres 1.</text:span> Krzywa cechowania badanych próbek.</text:p>
      <text:p text:style-name="P9"/>
      <text:p text:style-name="P9">równanie prostej regresji:<text:tab/><text:tab/> <text:span text:style-name="T4">f(x) = 45386x – 331</text:span><text:span text:style-name="T8"><text:tab/>(3)</text:span></text:p>
      <text:p text:style-name="P9"/>
      <text:p text:style-name="P9">współczynniki prostej regresji:<text:tab/><text:tab/>a = 45386 ml</text:p>
      <text:p text:style-name="P9"><text:tab/><text:tab/><text:tab/><text:tab/><text:tab/>b = -331</text:p>
      <text:p text:style-name="P9"/>
      <text:p text:style-name="P9">niepewności współczynników:<text:tab/><text:tab/>u(a) = 1756 ml</text:p>
      <text:p text:style-name="P9"><text:tab/><text:tab/><text:tab/><text:tab/><text:tab/>u(b) = 212</text:p>
      <text:p text:style-name="P9"/>
      <text:p text:style-name="P9"/>
      <text:p text:style-name="P14"><text:tab/>5.3 Objętość 0,05 M KI oraz masa jodu w próbce X.</text:p>
      <text:p text:style-name="P9"/>
      <text:p text:style-name="P9">Objętość 0,05 M roztworu KI w próbce X wyliczono za pomocą przekształcenia równiania regresji liniowej (3).</text:p>
      <text:p text:style-name="P9"><draw:frame draw:style-name="fr2" draw:name="Obiekt4" text:anchor-type="paragraph" svg:x="0.182cm" svg:y="0.31cm" svg:width="6.562cm" svg:height="1.012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><draw:frame draw:style-name="fr2" draw:name="Obiekt5" text:anchor-type="paragraph" svg:x="0.201cm" svg:y="0.007cm" svg:width="2.842cm" svg:height="0.997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9"/>
      <text:p text:style-name="P9"/>
      <text:p text:style-name="P9">Niepewność objętości wyliczono za pomocą prawa przenoszenia niepewności.</text:p>
      <text:p text:style-name="P9"><draw:frame draw:style-name="fr3" draw:name="Obiekt6" text:anchor-type="as-char" svg:width="7.368cm" svg:height="1.259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9"/>
      <text:p text:style-name="P9">Masę jodu w próbce X wyliczono za pomocą</text:p>
      <text:p text:style-name="P9"/>
      <text:p text:style-name="P9"/>
      <text:p text:style-name="P9"/>
      <text:p text:style-name="P9">5.4. Niepewność oznaczenia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31cm" style:type="center"/>
          <style:tab-stop style:position="17.463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822cm" fo:margin-bottom="1.829cm" fo:margin-left="2cm" fo:margin-right="1.53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minika </meta:initial-creator>
    <meta:creation-date>2015-04-26T13:53:01.79</meta:creation-date>
    <dc:date>2015-04-26T23:21:32.53</dc:date>
    <dc:creator>Dominika </dc:creator>
    <meta:editing-duration>PT05H23M35S</meta:editing-duration>
    <meta:editing-cycles>16</meta:editing-cycles>
    <meta:generator>OpenOffice.org/3.1$Win32 OpenOffice.org_project/310m19$Build-9420</meta:generator>
    <meta:document-statistic meta:table-count="1" meta:image-count="0" meta:object-count="8" meta:page-count="3" meta:paragraph-count="62" meta:word-count="488" meta:character-count="33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6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7" style:family="table-cell" style:parent-style-name="Default" style:data-style-name="N1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ce8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9" style:family="table-cell" style:parent-style-name="Default" style:data-style-name="N1">
      <style:table-cell-properties fo:border-bottom="none" fo:background-color="#cccccc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font-name="Times New Roman"/>
    </style:style>
    <style:style style:name="ce10" style:family="table-cell" style:parent-style-name="Default" style:data-style-name="N1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Times New Roman"/>
    </style:style>
    <style:style style:name="ce11" style:family="table-cell" style:parent-style-name="Default" style:data-style-name="N1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Times New Roman"/>
    </style:style>
    <style:style style:name="ce12" style:family="table-cell" style:parent-style-name="Default" style:data-style-name="N1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Times New Roman"/>
    </style:style>
    <style:style style:name="ce1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Times New Roma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imes New Roman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7"/>
        </table:table-row>
        <table:table-row table:style-name="ro2">
          <table:table-cell/>
          <table:table-cell table:style-name="ce1" office:value-type="string">
            <text:p>płytka pomiarowa</text:p>
          </table:table-cell>
          <table:table-cell table:style-name="ce1" office:value-type="string">
            <text:p>Ni</text:p>
          </table:table-cell>
          <table:table-cell table:style-name="ce1" office:value-type="string">
            <text:p>Nśr</text:p>
          </table:table-cell>
          <table:table-cell table:style-name="ce1" office:value-type="string">
            <text:p>u(Nśr)</text:p>
          </table:table-cell>
          <table:table-cell table:style-name="ce9" office:value-type="string">
            <text:p>Nśr – Nt</text:p>
          </table:table-cell>
          <table:table-cell table:style-name="ce1" office:value-type="string">
            <text:p>u(Nśr – Nt)</text:p>
          </table:table-cell>
        </table:table-row>
        <table:table-row table:style-name="ro1">
          <table:table-cell/>
          <table:table-cell table:style-name="ce2"/>
          <table:table-cell table:style-name="ce2" office:value-type="float" office:value="3041">
            <text:p>3041</text:p>
          </table:table-cell>
          <table:table-cell table:style-name="ce2" table:number-columns-repeated="2"/>
          <table:table-cell table:style-name="ce10"/>
          <table:table-cell table:style-name="ce2"/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style-name="ce3" office:value-type="float" office:value="2938">
            <text:p>2938</text:p>
          </table:table-cell>
          <table:table-cell table:style-name="ce3" table:formula="of:=SUM([.C13:.C15])/3" office:value-type="float" office:value="3034">
            <text:p>3034</text:p>
          </table:table-cell>
          <table:table-cell table:style-name="ce5" table:formula="of:=SQRT(((([.C13]-[.D14])^2)+(([.C14]-[.D14])^2)+(([.C15]-[.D14])^2))/6)" office:value-type="float" office:value="53.5194668633137">
            <text:p>54</text:p>
          </table:table-cell>
          <table:table-cell table:style-name="ce11" office:value-type="float" office:value="3007">
            <text:p>3007</text:p>
          </table:table-cell>
          <table:table-cell table:style-name="ce5" office:value-type="float" office:value="53.771119881711">
            <text:p>54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3123">
            <text:p>3123</text:p>
          </table:table-cell>
          <table:table-cell table:style-name="ce3"/>
          <table:table-cell table:style-name="ce5"/>
          <table:table-cell table:style-name="ce11"/>
          <table:table-cell table:style-name="ce14"/>
        </table:table-row>
        <table:table-row table:style-name="ro1">
          <table:table-cell/>
          <table:table-cell table:style-name="ce3"/>
          <table:table-cell table:style-name="ce3" office:value-type="float" office:value="4200">
            <text:p>4200</text:p>
          </table:table-cell>
          <table:table-cell table:style-name="ce2"/>
          <table:table-cell table:style-name="ce7"/>
          <table:table-cell table:style-name="ce10"/>
          <table:table-cell table:style-name="ce15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3" office:value-type="float" office:value="4074">
            <text:p>4074</text:p>
          </table:table-cell>
          <table:table-cell table:style-name="ce5" table:formula="of:=SUM([.C16:.C18])/3" office:value-type="float" office:value="4142.66666666667">
            <text:p>4143</text:p>
          </table:table-cell>
          <table:table-cell table:style-name="ce5" table:formula="of:=SQRT(((([.C16]-[.D17])^2)+(([.C17]-[.D17])^2)+(([.C18]-[.D17])^2))/6)" office:value-type="float" office:value="36.8118338460761">
            <text:p>37</text:p>
          </table:table-cell>
          <table:table-cell table:style-name="ce11" office:value-type="float" office:value="4126.66666666667">
            <text:p>4127</text:p>
          </table:table-cell>
          <table:table-cell table:style-name="ce5" office:value-type="float" office:value="37.0285175386635">
            <text:p>37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4154">
            <text:p>4154</text:p>
          </table:table-cell>
          <table:table-cell table:style-name="ce4"/>
          <table:table-cell table:style-name="ce6"/>
          <table:table-cell table:style-name="ce12"/>
          <table:table-cell table:style-name="ce8"/>
        </table:table-row>
        <table:table-row table:style-name="ro1">
          <table:table-cell/>
          <table:table-cell table:style-name="ce3"/>
          <table:table-cell table:style-name="ce3" office:value-type="float" office:value="5250">
            <text:p>5250</text:p>
          </table:table-cell>
          <table:table-cell table:style-name="ce3"/>
          <table:table-cell table:style-name="ce5"/>
          <table:table-cell table:style-name="ce11"/>
          <table:table-cell table:style-name="ce14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3" office:value-type="float" office:value="5252">
            <text:p>5252</text:p>
          </table:table-cell>
          <table:table-cell table:style-name="ce3" table:formula="of:=SUM([.C19:.C21])/3" office:value-type="float" office:value="5262">
            <text:p>5262</text:p>
          </table:table-cell>
          <table:table-cell table:style-name="ce5" table:formula="of:=SQRT(((([.C19]-[.D20])^2)+(([.C20]-[.D20])^2)+(([.C21]-[.D20])^2))/6)" office:value-type="float" office:value="11.0151410945722">
            <text:p>11</text:p>
          </table:table-cell>
          <table:table-cell table:style-name="ce11" office:value-type="float" office:value="5249">
            <text:p>5249</text:p>
          </table:table-cell>
          <table:table-cell table:style-name="ce5" office:value-type="float" office:value="11.5902257671425">
            <text:p>12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5284">
            <text:p>5284</text:p>
          </table:table-cell>
          <table:table-cell table:style-name="ce3"/>
          <table:table-cell table:style-name="ce5"/>
          <table:table-cell table:style-name="ce11"/>
          <table:table-cell table:style-name="ce14"/>
        </table:table-row>
        <table:table-row table:style-name="ro1">
          <table:table-cell/>
          <table:table-cell table:style-name="ce3"/>
          <table:table-cell table:style-name="ce3" office:value-type="float" office:value="7286">
            <text:p>7286</text:p>
          </table:table-cell>
          <table:table-cell table:style-name="ce2"/>
          <table:table-cell table:style-name="ce7"/>
          <table:table-cell table:style-name="ce10"/>
          <table:table-cell table:style-name="ce15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3" office:value-type="float" office:value="7468">
            <text:p>7468</text:p>
          </table:table-cell>
          <table:table-cell table:style-name="ce5" table:formula="of:=SUM([.C22:.C24])/3" office:value-type="float" office:value="7334.33333333333">
            <text:p>7334</text:p>
          </table:table-cell>
          <table:table-cell table:style-name="ce5" table:formula="of:=SQRT(((([.C22]-[.D23])^2)+(([.C23]-[.D23])^2)+(([.C24]-[.D23])^2))/6)" office:value-type="float" office:value="67.6814433783572">
            <text:p>68</text:p>
          </table:table-cell>
          <table:table-cell table:style-name="ce11" office:value-type="float" office:value="7309.33333333333">
            <text:p>7309</text:p>
          </table:table-cell>
          <table:table-cell table:style-name="ce5" office:value-type="float" office:value="67.8658808074999">
            <text:p>68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7249">
            <text:p>7249</text:p>
          </table:table-cell>
          <table:table-cell table:style-name="ce6" table:number-columns-repeated="2"/>
          <table:table-cell table:style-name="ce12"/>
          <table:table-cell table:style-name="ce8"/>
        </table:table-row>
        <table:table-row table:style-name="ro1">
          <table:table-cell/>
          <table:table-cell table:style-name="ce3"/>
          <table:table-cell table:style-name="ce3" office:value-type="float" office:value="4255">
            <text:p>4255</text:p>
          </table:table-cell>
          <table:table-cell table:style-name="ce5" table:number-columns-repeated="2"/>
          <table:table-cell table:style-name="ce11"/>
          <table:table-cell table:style-name="ce14"/>
        </table:table-row>
        <table:table-row table:style-name="ro1">
          <table:table-cell/>
          <table:table-cell table:style-name="ce3" office:value-type="string">
            <text:p>X</text:p>
          </table:table-cell>
          <table:table-cell table:style-name="ce3" office:value-type="float" office:value="4272">
            <text:p>4272</text:p>
          </table:table-cell>
          <table:table-cell table:style-name="ce5" table:formula="of:=SUM([.C25:.C27])/3" office:value-type="float" office:value="4242.66666666667">
            <text:p>4243</text:p>
          </table:table-cell>
          <table:table-cell table:style-name="ce5" table:formula="of:=SQRT(((([.C25]-[.D26])^2)+(([.C26]-[.D26])^2)+(([.C27]-[.D26])^2))/6)" office:value-type="float" office:value="21.4035303422382">
            <text:p>21</text:p>
          </table:table-cell>
          <table:table-cell table:style-name="ce11" office:value-type="float" office:value="4217.66666666667">
            <text:p>4218</text:p>
          </table:table-cell>
          <table:table-cell table:style-name="ce5" office:value-type="float" office:value="21.9797886957794">
            <text:p>22</text:p>
          </table:table-cell>
        </table:table-row>
        <table:table-row table:style-name="ro1">
          <table:table-cell/>
          <table:table-cell table:style-name="ce4"/>
          <table:table-cell table:style-name="ce4" office:value-type="float" office:value="4201">
            <text:p>4201</text:p>
          </table:table-cell>
          <table:table-cell table:style-name="ce4"/>
          <table:table-cell table:style-name="ce8"/>
          <table:table-cell table:style-name="ce13"/>
          <table:table-cell table:style-name="ce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26.04.2015</text:date>, <text:time>23:15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4" style:family="table-cell" style:parent-style-name="Default" style:data-style-name="N109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109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imes New Roman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Times New Roman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płytka pomiarowa</text:p>
          </table:table-cell>
          <table:table-cell table:style-name="ce1" office:value-type="string">
            <text:p>Nt</text:p>
          </table:table-cell>
          <table:table-cell table:style-name="ce6" office:value-type="string">
            <text:p>u(Nt)</text:p>
          </table:table-cell>
        </table:table-row>
        <table:table-row table:style-name="ro1">
          <table:table-cell/>
          <table:table-cell office:value-type="string">
            <text:p>X</text:p>
          </table:table-cell>
          <table:table-cell office:value-type="float" office:value="25">
            <text:p>25,0</text:p>
          </table:table-cell>
          <table:table-cell table:formula="of:=SQRT([.C4])" office:value-type="float" office:value="5">
            <text:p>5,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,0</text:p>
          </table:table-cell>
          <table:table-cell table:formula="of:=SQRT([.C5])" office:value-type="float" office:value="5">
            <text:p>5,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">
            <text:p>13,0</text:p>
          </table:table-cell>
          <table:table-cell table:formula="of:=SQRT([.C6])" office:value-type="float" office:value="3.60555127546399">
            <text:p>3,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6">
            <text:p>16,0</text:p>
          </table:table-cell>
          <table:table-cell table:formula="of:=SQRT([.C7])" office:value-type="float" office:value="4">
            <text:p>4,0</text:p>
          </table:table-cell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style-name="ce5" office:value-type="float" office:value="27">
            <text:p>27,0</text:p>
          </table:table-cell>
          <table:table-cell table:style-name="ce5" table:formula="of:=SQRT([.C8])" office:value-type="float" office:value="5.19615242270663">
            <text:p>5,2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26.04.2015</text:date>, <text:time>23:15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auto-position="true" chart:auto-size="true" chart:treat-empty-cells="ignor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family="'Times New Roman'" style:font-style-name="Regularna" style:font-family-generic="roman" fo:font-size="9pt" style:font-size-asian="9pt" style:font-size-complex="9pt"/>
    </style:style>
    <style:style style:name="ch5" style:family="chart">
      <style:chart-properties chart:auto-position="true" style:rotation-angle="90"/>
      <style:text-properties fo:font-family="'Times New Roman'" style:font-style-name="Regularna" style:font-family-generic="roman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diamond" chart:symbol-width="0.15cm" chart:symbol-height="0.15cm" chart:regression-type="linear"/>
      <style:graphic-properties draw:stroke="solid" svg:stroke-width="0.06cm" svg:stroke-color="#666666" draw:fill-color="#666666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000000"/>
    </style:style>
    <style:style style:name="ch9" style:family="chart">
      <style:chart-properties chart:solid-type="cuboid" chart:symbol-type="named-symbol" chart:symbol-name="diamond" chart:symbol-width="0.15cm" chart:symbol-height="0.1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2.883cm" svg:height="7cm" chart:class="chart:scatter" chart:style-name="ch1">
        <chart:plot-area chart:style-name="ch2" chart:data-source-has-labels="both" svg:x="0.313cm" svg:y="0.14cm" svg:width="12.313cm" svg:height="6.781cm">
          <chart:axis chart:dimension="x" chart:name="primary-x" chart:style-name="ch3">
            <chart:title svg:x="6.054cm" svg:y="6.463cm" chart:style-name="ch4">
              <text:p>1/V  [1/ml}</text:p>
            </chart:title>
            <chart:categories table:cell-range-address="local-table.$A$2:.$A$5"/>
          </chart:axis>
          <chart:axis chart:dimension="y" chart:name="primary-y" chart:style-name="ch3">
            <chart:title svg:x="0.258cm" svg:y="5.467cm" chart:style-name="ch5">
              <text:p>liczba zliczeń z uwzględnieniem tła</text:p>
            </chart:title>
            <chart:grid chart:style-name="ch6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regression-curve chart:style-name="ch8"/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4127">
                <text:p>4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309">
                <text:p>7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x</math:mi>
          <math:mo math:stretchy="false">=</math:mo>
          <math:mfrac>
            <math:mrow>
              <math:mi>f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+</math:mo>
                <math:mn>331</math:mn>
              </math:mrow>
            </math:mrow>
            <math:mn>45386</math:mn>
          </math:mfrac>
        </math:mrow>
        <math:mo math:stretchy="false">=</math:mo>
        <math:mfrac>
          <math:mrow>
            <math:mn>4218</math:mn>
            <math:mo math:stretchy="false">+</math:mo>
            <math:mn>331</math:mn>
          </math:mrow>
          <math:mn>45386</math:mn>
        </math:mfrac>
      </math:mrow>
      <math:mo math:stretchy="false">=</math:mo>
      <math:mstyle math:fontweight="bold">
        <math:mrow>
          <math:mrow>
            <math:mn>0,1</math:mn>
            <math:mfrac>
              <math:mn>1</math:mn>
              <math:mi math:fontstyle="italic">ml</math:mi>
            </math:mfrac>
          </math:mrow>
        </math:mrow>
      </math:mstyle>
    </math:mrow>
    <math:annotation math:encoding="StarMath 5.0">x = {f(x) +331 } over 45386 = {4218 + 331} over 45386 = bold {0,1 1 over ml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=</math:mo>
        <math:mfrac>
          <math:mn>1</math:mn>
          <math:mn>0,1</math:mn>
        </math:mfrac>
      </math:mrow>
      <math:mo math:stretchy="false">=</math:mo>
      <math:mstyle math:fontweight="bold">
        <math:mrow>
          <math:mrow>
            <math:mn>10</math:mn>
            <math:mi math:fontstyle="italic">ml</math:mi>
          </math:mrow>
        </math:mrow>
      </math:mstyle>
    </math:mrow>
    <math:annotation math:encoding="StarMath 5.0">X=1 over 0,1 = bold {10 ml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i>V</math:mi>
        <math:mo math:stretchy="false">=</math:mo>
        <math:mrow>
          <math:mrow>
            <math:msup>
              <math:mfenced math:open="" math:close="">
                <math:mfrac>
                  <math:mrow>
                    <math:mi>u</math:mi>
                    <math:mrow>
                      <math:mo math:stretchy="false">(</math:mo>
                      <math:mi>a</math:mi>
                      <math:mo math:stretchy="false">)</math:mo>
                    </math:mrow>
                  </math:mrow>
                  <math:mrow>
                    <math:mi>N</math:mi>
                    <math:mo math:stretchy="false">−</math:mo>
                    <math:mi>b</math:mi>
                  </math:mrow>
                </math:mfrac>
              </math:mfenced>
              <math:mn>2</math:mn>
            </math:msup>
            <math:mo math:stretchy="false">+</math:mo>
            <math:msup>
              <math:mfenced math:open="" math:close="">
                <math:mfrac>
                  <math:mrow>
                    <math:mi>u</math:mi>
                    <math:mrow>
                      <math:mo math:stretchy="false">(</math:mo>
                      <math:mi>b</math:mi>
                      <math:mo math:stretchy="false">)</math:mo>
                    </math:mrow>
                  </math:mrow>
                  <math:msup>
                    <math:mrow>
                      <math:mo math:stretchy="false">(</math:mo>
                      <math:mrow>
                        <math:mi>N</math:mi>
                        <math:mo math:stretchy="false">−</math:mo>
                        <math:mi>b</math:mi>
                      </math:mrow>
                      <math:mo math:stretchy="false">)</math:mo>
                    </math:mrow>
                    <math:mn>2</math:mn>
                  </math:msup>
                </math:mfrac>
              </math:mfenced>
              <math:mn>2</math:mn>
            </math:msup>
          </math:mrow>
          <math:mo math:stretchy="false">+</math:mo>
          <math:msup>
            <math:mfenced math:open="" math:close="">
              <math:mfrac>
                <math:mrow>
                  <math:mi>u</math:mi>
                  <math:mrow>
                    <math:mo math:stretchy="false">(</math:mo>
                    <math:mi>N</math:mi>
                    <math:mo math:stretchy="false">)</math:mo>
                  </math:mrow>
                </math:mrow>
                <math:msup>
                  <math:mrow>
                    <math:mo math:stretchy="false">(</math:mo>
                    <math:mrow>
                      <math:mi>N</math:mi>
                      <math:mo math:stretchy="false">−</math:mo>
                      <math:mi>b</math:mi>
                    </math:mrow>
                    <math:mo math:stretchy="false">)</math:mo>
                  </math:mrow>
                  <math:mn>2</math:mn>
                </math:msup>
              </math:mfrac>
            </math:mfenced>
            <math:mn>2</math:mn>
          </math:msup>
        </math:mrow>
      </math:mrow>
    </math:mrow>
    <math:annotation math:encoding="StarMath 5.0">%DELTA V =  {left( {u(a)} over {N- b} right)^2 + left( {u(b)} over (N- b)^2 right)^2 +left( {u(N)} over (N- b)^2 right)^2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u</math:mi>
      <math:mrow>
        <math:mrow>
          <math:mrow>
            <math:mo math:stretchy="false">(</math:mo>
            <math:msub>
              <math:mi>N</math:mi>
              <math:mi math:fontstyle="italic">śr</math:mi>
            </math:msub>
            <math:mo math:stretchy="false">)</math:mo>
          </math:mrow>
          <math:mo math:stretchy="false">=</math:mo>
          <math:msqrt>
            <math:mfrac>
              <math:mrow>
                <math:mo math:stretchy="false">∑</math:mo>
                <math:msup>
                  <math:mfenced math:open="" math:close="">
                    <math:mrow>
                      <math:msub>
                        <math:mi>N</math:mi>
                        <math:mi>i</math:mi>
                      </math:msub>
                      <math:mo math:stretchy="false">−</math:mo>
                      <math:msub>
                        <math:mi>N</math:mi>
                        <math:mi math:fontstyle="italic">śr</math:mi>
                      </math:msub>
                    </math:mrow>
                  </math:mfenced>
                  <math:mn>2</math:mn>
                </math:msup>
              </math:mrow>
              <math:mrow>
                <math:mi>n</math:mi>
                <math:mrow>
                  <math:mo math:stretchy="false">(</math:mo>
                  <math:mrow>
                    <math:mi>n</math:mi>
                    <math:mo math:stretchy="false">−</math:mo>
                    <math:mn>1</math:mn>
                  </math:mrow>
                  <math:mo math:stretchy="false">)</math:mo>
                </math:mrow>
              </math:mrow>
            </math:mfrac>
          </math:msqrt>
        </math:mrow>
        <math:mo math:stretchy="false">=</math:mo>
        <math:msqrt>
          <math:mfrac>
            <math:mrow>
              <math:mrow>
                <math:msup>
                  <math:mfenced math:open="" math:close="">
                    <math:mrow>
                      <math:msub>
                        <math:mi>N</math:mi>
                        <math:mn>1</math:mn>
                      </math:msub>
                      <math:mo math:stretchy="false">−</math:mo>
                      <math:msub>
                        <math:mi>N</math:mi>
                        <math:mi math:fontstyle="italic">śr</math:mi>
                      </math:msub>
                    </math:mrow>
                  </math:mfenced>
                  <math:mn>2</math:mn>
                </math:msup>
                <math:mo math:stretchy="false">+</math:mo>
                <math:msup>
                  <math:mfenced math:open="" math:close="">
                    <math:mrow>
                      <math:msub>
                        <math:mi>N</math:mi>
                        <math:mn>2</math:mn>
                      </math:msub>
                      <math:mo math:stretchy="false">−</math:mo>
                      <math:msub>
                        <math:mi>N</math:mi>
                        <math:mi math:fontstyle="italic">śr</math:mi>
                      </math:msub>
                    </math:mrow>
                  </math:mfenced>
                  <math:mn>2</math:mn>
                </math:msup>
              </math:mrow>
              <math:mo math:stretchy="false">+</math:mo>
              <math:msup>
                <math:mfenced math:open="" math:close="">
                  <math:mrow>
                    <math:msub>
                      <math:mi>N</math:mi>
                      <math:mn>3</math:mn>
                    </math:msub>
                    <math:mo math:stretchy="false">−</math:mo>
                    <math:msub>
                      <math:mi>N</math:mi>
                      <math:mi math:fontstyle="italic">śr</math:mi>
                    </math:msub>
                  </math:mrow>
                </math:mfenced>
                <math:mn>2</math:mn>
              </math:msup>
            </math:mrow>
            <math:mrow>
              <math:mi>n</math:mi>
              <math:mrow>
                <math:mo math:stretchy="false">(</math:mo>
                <math:mrow>
                  <math:mi>n</math:mi>
                  <math:mo math:stretchy="false">−</math:mo>
                  <math:mn>1</math:mn>
                </math:mrow>
                <math:mo math:stretchy="false">)</math:mo>
              </math:mrow>
            </math:mrow>
          </math:mfrac>
        </math:msqrt>
      </math:mrow>
    </math:mrow>
    <math:annotation math:encoding="StarMath 5.0">u(N_śr) = sqrt{ {sum left(N_i - N_śr right)^2} over {n(n-1)}}= SQRT { {left(N_1 - N_śr right)^2 +left(N_2 - N_śr right)^2+left(N_3 - N_śr right)^2} over {n(n-1)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u</math:mi>
      <math:mrow>
        <math:mrow>
          <math:mo math:stretchy="false">(</math:mo>
          <math:mrow>
            <math:msub>
              <math:mi>N</math:mi>
              <math:mi math:fontstyle="italic">śr</math:mi>
            </math:msub>
            <math:mo math:stretchy="false">−</math:mo>
            <math:msub>
              <math:mi>N</math:mi>
              <math:mi>t</math:mi>
            </math:msub>
          </math:mrow>
          <math:mo math:stretchy="false">)</math:mo>
        </math:mrow>
        <math:mo math:stretchy="false">=</math:mo>
        <math:msqrt>
          <math:mrow>
            <math:msup>
              <math:mfenced math:open="" math:close="">
                <math:mrow>
                  <math:mi>u</math:mi>
                  <math:mrow>
                    <math:mo math:stretchy="false">(</math:mo>
                    <math:msub>
                      <math:mi>N</math:mi>
                      <math:mi math:fontstyle="italic">śr</math:mi>
                    </math:msub>
                    <math:mo math:stretchy="false">)</math:mo>
                  </math:mrow>
                </math:mrow>
              </math:mfenced>
              <math:mn>2</math:mn>
            </math:msup>
            <math:mo math:stretchy="false">+</math:mo>
            <math:msup>
              <math:mfenced math:open="" math:close="">
                <math:mrow>
                  <math:mi>u</math:mi>
                  <math:mrow>
                    <math:mo math:stretchy="false">(</math:mo>
                    <math:msub>
                      <math:mi>N</math:mi>
                      <math:mi>t</math:mi>
                    </math:msub>
                    <math:mo math:stretchy="false">)</math:mo>
                  </math:mrow>
                </math:mrow>
              </math:mfenced>
              <math:mn>2</math:mn>
            </math:msup>
          </math:mrow>
        </math:msqrt>
      </math:mrow>
    </math:mrow>
    <math:annotation math:encoding="StarMath 5.0">u(N_śr - N_t)= sqrt{ left(u(N_śr)right)^2 + left( u(N_t) right)^2}</math:annotation>
  </math:semantics>
</math:math>
</file>